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21.10.2021</text:p>
      <text:p text:style-name="P7">Bewerbung für 4-wöchiges Praktikum (4. bis 29. Juli 2022) bei der Firma<text:s/>Frauscher</text:p>
      <text:p text:style-name="Standard">Sehr geehrte Damen und Herren,</text:p>
      <text:p text:style-name="Standard">im Zuge des Karrieretages an der HTBLA Grieskirchen im Jahre 2019 und 2020 bin ich auf die Hightech-Firma Frauscher aufmerksam geworden und fand den Auftritt sehr interessant.<text:s/>Da sich letztes Jahr leider kein Praktikumsplatz für mich bei Frauscher ergeben hat, möchte ich mein Glück dieses Jahr erneut versuchen.</text:p>
      <text:p text:style-name="Standard"/>
      <text:p text:style-name="Standard">Im Rahmen meiner Schulausbildung der HTL Grieskirchen Fachrichtung Informatik benötige ich ein<text:s/>insgesamt 8-wöchiges Praktikum zum Umsetzen meiner theoretisch erlernten Kenntnisse in die Praxis.<text:s/>Im Sommer 2021<text:s/>durfte ich ein 4-wöchiges Praktikum bei der Firma Aspöck absolvieren<text:s/>und erste berufliche Erfahrungen sammeln. Ich bin 16 Jahre alt und besuche derzeit die 3. Klasse der HTBLA Grieskirchen Informatik.<text:s/>Einen Grundlagen Kurs in SAP absolviere ich außerdem gerade in diesem Schuljahr.</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 mich freuen, mit meinem bereits erstandenen Wissen und meiner Kreativität unterstützend in Ihrem Unternehmen mitwirken zu können.<text:s/>Meine Begeisterung für Technik und Wirtschaft sowie mein Eifer und Engagement sind Ihnen dabei sicher.<text:s/></text:p>
      <text:p text:style-name="Standard"/>
      <text:p text:style-name="Standard">Vorzugsweise würde ich den Zeitraum von 4. bis 29. Juli 2022<text:s/>wählen. Dazu kann ich auch schon die letzte Schulwoche für das Praktikum nutzen.</text:p>
      <text:p text:style-name="Standard">Gerne kann ich auch zu einem persönlichen Vorstellungstermin zu Ihnen kommen. Für Ihre Rückmeldung kontaktieren Sie mich gerne per E-Mail oder der oben angeführten<text:s/>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1T09:44:00Z</meta:creation-date>
    <dc:date>2021-11-02T14:54:00Z</dc:date>
    <meta:template xlink:href="Normal.dotm" xlink:type="simple"/>
    <meta:editing-cycles>9</meta:editing-cycles>
    <meta:editing-duration>PT0S</meta:editing-duration>
    <meta:document-statistic meta:page-count="1" meta:paragraph-count="3" meta:word-count="268" meta:character-count="1956" meta:row-count="14" meta:non-whitespace-character-count="1691"/>
  </office:meta>
</office:document-meta>
</file>